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9.991cm"/>
    </style:style>
    <style:style style:name="co11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5.487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8.948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3.18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5.064cm"/>
    </style:style>
    <style:style style:name="co18" style:family="table-column">
      <style:table-column-properties fo:break-before="auto" style:column-width="3.856cm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fals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fals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8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petty&quot;;[.A1]))))" style:apply-style-name="ConditionalStyle_5f_1" style:base-cell-address="'Budget Sheet'.A1"/>
    </style:style>
    <style:style style:name="ce4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b4c6e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ff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 style:data-style-name="N108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 style:data-style-name="N8036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b4c7e7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8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3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41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cell-protect="protected" style:print-content="true"/>
      <style:text-properties fo:color="#c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4" style:family="table-cell" style:parent-style-name="Excel_20_Built-in_20_Normal" style:data-style-name="N8036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7" table:number-columns-repeated="2" table:default-cell-style-name="ce13"/>
        <table:table-column table:style-name="co9" table:default-cell-style-name="ce13"/>
        <table:table-column table:style-name="co10" table:default-cell-style-name="ce13"/>
        <table:table-column table:style-name="co9" table:number-columns-repeated="1015" table:default-cell-style-name="ce13"/>
        <table:table-row table:style-name="ro3">
          <table:table-cell table:style-name="ce4" office:value-type="string" table:number-columns-spanned="6" table:number-rows-spanned="1">
            <text:p><text:s/>Weekly Food Cost Sheet</text:p>
          </table:table-cell>
          <table:covered-table-cell table:number-columns-repeated="5" table:style-name="ce14"/>
          <table:table-cell table:style-name="ce40"/>
          <table:table-cell table:number-columns-repeated="1017"/>
        </table:table-row>
        <table:table-row table:style-name="ro4">
          <table:table-cell table:style-name="ce5" office:value-type="string">
            <text:p>Home Name</text:p>
          </table:table-cell>
          <table:table-cell table:style-name="ce15" office:value-type="string">
            <text:p>Waterfield House</text:p>
          </table:table-cell>
          <table:table-cell/>
          <table:table-cell table:style-name="ce24" office:value-type="string" table:number-columns-spanned="3" table:number-rows-spanned="1">
            <text:p>Blue cells <text:span text:style-name="T3">only</text:span><text:span text:style-name="T4"> to be completed</text:span></text:p>
          </table:table-cell>
          <table:covered-table-cell table:style-name="ce30"/>
          <table:covered-table-cell table:style-name="ce36"/>
          <table:table-cell table:number-columns-repeated="1018"/>
        </table:table-row>
        <table:table-row table:style-name="ro4">
          <table:table-cell table:style-name="ce5" office:value-type="string">
            <text:p>Week commencing</text:p>
          </table:table-cell>
          <table:table-cell table:style-name="ce16" office:value-type="date" office:date-value="2023-01-30">
            <text:p>30/01/2023</text:p>
          </table:table-cell>
          <table:table-cell/>
          <table:table-cell table:style-name="ce25">
            <draw:custom-shape table:end-cell-address="'Budget Sheet'.F5" table:end-x="3.461cm" table:end-y="0.767cm" draw:z-index="0" draw:name="TextBox 2" draw:style-name="gr1" draw:text-style-name="P2" svg:width="15.164cm" svg:height="2.689cm" svg:x="0.8cm" svg:y="0.345cm">
              <text:p text:style-name="P1"><text:span text:style-name="T1">Please complete with any orders that are to be </text:span><text:span text:style-name="T2">delivered in the following week</text:span></text:p>
              <text:p text:style-name="P1"><text:span text:style-name="T1">Please email this form every Friday by 12 noon to isabella.lazell@runwoodhomes.co.uk</text:span></text:p>
              <text:p text:style-name="P1"><text:span text:style-name="T1"/></text:p>
              <text:p text:style-name="P1"><text:span text:style-name="T1">All orders to be approved by the Home Manager before deliver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>
            <text:p>Occupancy</text:p>
          </table:table-cell>
          <table:table-cell table:style-name="ce17" office:value-type="float" office:value="57">
            <text:p>57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Total Weekly Budget £4.00/Res/Day</text:p>
          </table:table-cell>
          <table:table-cell table:style-name="ce18" office:value-type="float" office:value="1596">
            <text:p>1,596.00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Remaining Weekly Budget</text:p>
          </table:table-cell>
          <table:table-cell table:style-name="ce18" office:value-type="float" office:value="1.7">
            <text:p>1.70 </text:p>
          </table:table-cell>
          <table:table-cell/>
          <table:table-cell table:style-name="ce26" table:formula="of:=IF([.B6]&gt;0;&quot;WITHIN BUDGET&quot;;&quot;OVER BUDGET, PLEASE REDUCE YOUR ORDERS, IF YOU CANNOT REDUCE PLEASE GAIN ROD APPROVAL VIA EMAIL AND FORWARD TO PROCUREMENT@RUNWOODHOMES.CO.UK&quot;)" office:value-type="string" office:string-value="WITHIN BUDGET" table:number-columns-spanned="3" table:number-rows-spanned="2">
            <text:p>WITHIN BUDGET</text:p>
          </table:table-cell>
          <table:covered-table-cell table:style-name="ce31"/>
          <table:covered-table-cell table:style-name="ce37"/>
          <table:table-cell table:number-columns-repeated="1018"/>
        </table:table-row>
        <table:table-row table:style-name="ro4">
          <table:table-cell table:style-name="ce5" office:value-type="string">
            <text:p>Spent this Week</text:p>
          </table:table-cell>
          <table:table-cell table:style-name="ce18" office:value-type="float" office:value="1594.3">
            <text:p>1,594.30 </text:p>
          </table:table-cell>
          <table:table-cell/>
          <table:covered-table-cell table:style-name="ce27"/>
          <table:covered-table-cell table:style-name="ce32"/>
          <table:covered-table-cell table:style-name="ce38"/>
          <table:table-cell table:number-columns-repeated="1018"/>
        </table:table-row>
        <table:table-row table:style-name="ro5">
          <table:table-cell table:style-name="ce7"/>
          <table:table-cell table:style-name="ce19"/>
          <table:table-cell table:style-name="ce23" table:number-columns-repeated="1022"/>
        </table:table-row>
        <table:table-row table:style-name="ro8">
          <table:table-cell table:style-name="ce8" office:value-type="string" table:number-columns-spanned="6" table:number-rows-spanned="1">
            <text:p>Orders</text:p>
          </table:table-cell>
          <table:covered-table-cell table:number-columns-repeated="5" table:style-name="ce8"/>
          <table:table-cell table:style-name="ce23" table:number-columns-repeated="1018"/>
        </table:table-row>
        <table:table-row table:style-name="ro9">
          <table:table-cell table:style-name="ce9" office:value-type="string">
            <text:p>Supplier</text:p>
          </table:table-cell>
          <table:table-cell table:style-name="ce6" office:value-type="string">
            <text:p>Order Date</text:p>
          </table:table-cell>
          <table:table-cell table:style-name="ce6" office:value-type="string">
            <text:p>Scheduled Delivery Date</text:p>
          </table:table-cell>
          <table:table-cell table:style-name="ce6" office:value-type="string">
            <text:p>Order Reference Number</text:p>
          </table:table-cell>
          <table:table-cell table:style-name="ce33" office:value-type="string">
            <text:p>Delivery issues / Notes</text:p>
          </table:table-cell>
          <table:table-cell table:style-name="ce6" office:value-type="string">
            <text:p>Order Amount</text:p>
          </table:table-cell>
          <table:table-cell table:style-name="ce41"/>
          <table:table-cell table:number-columns-repeated="1017"/>
        </table:table-row>
        <table:table-row table:style-name="ro6">
          <table:table-cell table:style-name="ce10" office:value-type="string">
            <text:p>IDC</text:p>
          </table:table-cell>
          <table:table-cell table:style-name="ce20" office:value-type="date" office:date-value="2023-01-25">
            <text:p>25/01/2023</text:p>
          </table:table-cell>
          <table:table-cell table:style-name="ce20" office:value-type="date" office:date-value="2023-01-30">
            <text:p>30/01/2023</text:p>
          </table:table-cell>
          <table:table-cell table:style-name="ce28"/>
          <table:table-cell table:style-name="ce34"/>
          <table:table-cell table:style-name="ce39" office:value-type="float" office:value="549.97">
            <text:p>549.97 </text:p>
          </table:table-cell>
          <table:table-cell table:style-name="ce42"/>
          <table:table-cell table:number-columns-repeated="1017"/>
        </table:table-row>
        <table:table-row table:style-name="ro6">
          <table:table-cell table:style-name="ce10" office:value-type="string">
            <text:p>Booker</text:p>
          </table:table-cell>
          <table:table-cell table:style-name="ce20" office:value-type="date" office:date-value="2023-01-25">
            <text:p>25/01/2023</text:p>
          </table:table-cell>
          <table:table-cell table:style-name="ce20" office:value-type="date" office:date-value="2023-01-31">
            <text:p>31/01/2023</text:p>
          </table:table-cell>
          <table:table-cell table:style-name="ce28"/>
          <table:table-cell table:style-name="ce34"/>
          <table:table-cell table:style-name="ce39" office:value-type="float" office:value="360.06">
            <text:p>360.06 </text:p>
          </table:table-cell>
          <table:table-cell table:number-columns-repeated="1018"/>
        </table:table-row>
        <table:table-row table:style-name="ro6">
          <table:table-cell table:style-name="ce10" office:value-type="string">
            <text:p>The Service Directory</text:p>
          </table:table-cell>
          <table:table-cell table:style-name="ce20" office:value-type="date" office:date-value="2023-01-25">
            <text:p>25/01/2023</text:p>
          </table:table-cell>
          <table:table-cell table:style-name="ce20" office:value-type="date" office:date-value="2023-01-31">
            <text:p>31/01/2023</text:p>
          </table:table-cell>
          <table:table-cell table:style-name="ce28"/>
          <table:table-cell table:style-name="ce34"/>
          <table:table-cell table:style-name="ce39" office:value-type="float" office:value="684.27">
            <text:p>684.27 </text:p>
          </table:table-cell>
          <table:table-cell table:number-columns-repeated="1018"/>
        </table:table-row>
        <table:table-row table:style-name="ro6">
          <table:table-cell table:style-name="ce11"/>
          <table:table-cell table:style-name="ce20" office:value-type="string">
            <text:p><text:s/></text:p>
          </table:table-cell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0"/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 table:number-columns-repeated="2"/>
          <table:table-cell table:style-name="ce28"/>
          <table:table-cell table:style-name="ce35"/>
          <table:table-cell table:style-name="ce39"/>
          <table:table-cell table:number-columns-repeated="2"/>
          <table:table-cell table:style-name="ce44"/>
          <table:table-cell table:number-columns-repeated="1015"/>
        </table:table-row>
        <table:table-row table:style-name="ro6">
          <table:table-cell table:style-name="ce12"/>
          <table:table-cell table:style-name="ce22" table:number-columns-repeated="2"/>
          <table:table-cell table:style-name="ce29" table:number-columns-repeated="3"/>
          <table:table-cell table:style-name="ce43" table:number-columns-repeated="5"/>
          <table:table-cell table:number-columns-repeated="101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15" table:default-cell-style-name="ce47"/>
        <table:table-column table:style-name="co5" table:number-columns-repeated="2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1" table:number-columns-repeated="1018" table:default-cell-style-name="Excel_20_Built-in_20_Normal"/>
        <table:table-row table:style-name="ro6">
          <table:table-cell table:style-name="ce45" office:value-type="string">
            <text:p>Home Name</text:p>
          </table:table-cell>
          <table:table-cell table:style-name="ce45" office:value-type="string">
            <text:p>Name of supplier</text:p>
          </table:table-cell>
          <table:table-cell table:style-name="ce45" office:value-type="string">
            <text:p>Order Date</text:p>
          </table:table-cell>
          <table:table-cell table:style-name="ce45" office:value-type="string">
            <text:p>Order Number</text:p>
          </table:table-cell>
          <table:table-cell table:style-name="ce45" office:value-type="string">
            <text:p>total cost of order (inc VAT)</text:p>
          </table:table-cell>
          <table:table-cell table:style-name="ce45" office:value-type="string">
            <text:p>Total Weekly Budget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1]" office:value-type="string" office:string-value="IDC">
            <text:p>IDC</text:p>
          </table:table-cell>
          <table:table-cell table:style-name="ce51" table:formula="of:=[$'Budget Sheet'.B11]" office:value-type="date" office:date-value="2023-01-25">
            <text:p>25/01/2023</text:p>
          </table:table-cell>
          <table:table-cell table:style-name="ce46" table:formula="of:=[$'Budget Sheet'.D11]" office:value-type="float" office:value="0">
            <text:p>0</text:p>
          </table:table-cell>
          <table:table-cell table:style-name="ce52" table:formula="of:=[$'Budget Sheet'.F11]" office:value-type="float" office:value="549.97">
            <text:p>549.97 </text:p>
          </table:table-cell>
          <table:table-cell table:style-name="ce52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2]" office:value-type="string" office:string-value="Booker">
            <text:p>Booker</text:p>
          </table:table-cell>
          <table:table-cell table:style-name="ce51" table:formula="of:=[$'Budget Sheet'.B12]" office:value-type="date" office:date-value="2023-01-25">
            <text:p>25/01/2023</text:p>
          </table:table-cell>
          <table:table-cell table:style-name="ce46" table:formula="of:=[$'Budget Sheet'.D12]" office:value-type="float" office:value="0">
            <text:p>0</text:p>
          </table:table-cell>
          <table:table-cell table:style-name="ce53" table:formula="of:=[$'Budget Sheet'.F12]" office:value-type="float" office:value="360.06">
            <text:p>360.06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3]" office:value-type="string" office:string-value="The Service Directory">
            <text:p>The Service Directory</text:p>
          </table:table-cell>
          <table:table-cell table:style-name="ce51" table:formula="of:=[$'Budget Sheet'.B13]" office:value-type="date" office:date-value="2023-01-25">
            <text:p>25/01/2023</text:p>
          </table:table-cell>
          <table:table-cell table:style-name="ce46" table:formula="of:=[$'Budget Sheet'.D13]" office:value-type="float" office:value="0">
            <text:p>0</text:p>
          </table:table-cell>
          <table:table-cell table:style-name="ce53" table:formula="of:=[$'Budget Sheet'.F13]" office:value-type="float" office:value="684.27">
            <text:p>684.27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4]" office:value-type="float" office:value="0">
            <text:p>0</text:p>
          </table:table-cell>
          <table:table-cell table:style-name="ce51" table:formula="of:=[$'Budget Sheet'.B14]" office:value-type="string" office:string-value=" ">
            <text:p><text:s/></text:p>
          </table:table-cell>
          <table:table-cell table:style-name="ce46" table:formula="of:=[$'Budget Sheet'.D14]" office:value-type="float" office:value="0">
            <text:p>0</text:p>
          </table:table-cell>
          <table:table-cell table:style-name="ce53" table:formula="of:=[$'Budget Sheet'.F14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5]" office:value-type="float" office:value="0">
            <text:p>0</text:p>
          </table:table-cell>
          <table:table-cell table:style-name="ce51" table:formula="of:=[$'Budget Sheet'.B15]" office:value-type="date" office:date-value="1899-12-30">
            <text:p>30/12/1899</text:p>
          </table:table-cell>
          <table:table-cell table:style-name="ce46" table:formula="of:=[$'Budget Sheet'.D15]" office:value-type="float" office:value="0">
            <text:p>0</text:p>
          </table:table-cell>
          <table:table-cell table:style-name="ce53" table:formula="of:=[$'Budget Sheet'.F15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6]" office:value-type="float" office:value="0">
            <text:p>0</text:p>
          </table:table-cell>
          <table:table-cell table:style-name="ce51" table:formula="of:=[$'Budget Sheet'.B16]" office:value-type="date" office:date-value="1899-12-30">
            <text:p>30/12/1899</text:p>
          </table:table-cell>
          <table:table-cell table:style-name="ce46" table:formula="of:=[$'Budget Sheet'.D16]" office:value-type="float" office:value="0">
            <text:p>0</text:p>
          </table:table-cell>
          <table:table-cell table:style-name="ce53" table:formula="of:=[$'Budget Sheet'.F16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7]" office:value-type="float" office:value="0">
            <text:p>0</text:p>
          </table:table-cell>
          <table:table-cell table:style-name="ce51" table:formula="of:=[$'Budget Sheet'.B17]" office:value-type="date" office:date-value="1899-12-30">
            <text:p>30/12/1899</text:p>
          </table:table-cell>
          <table:table-cell table:style-name="ce46" table:formula="of:=[$'Budget Sheet'.D17]" office:value-type="float" office:value="0">
            <text:p>0</text:p>
          </table:table-cell>
          <table:table-cell table:style-name="ce53" table:formula="of:=[$'Budget Sheet'.F17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8]" office:value-type="float" office:value="0">
            <text:p>0</text:p>
          </table:table-cell>
          <table:table-cell table:style-name="ce51" table:formula="of:=[$'Budget Sheet'.B18]" office:value-type="date" office:date-value="1899-12-30">
            <text:p>30/12/1899</text:p>
          </table:table-cell>
          <table:table-cell table:style-name="ce46" table:formula="of:=[$'Budget Sheet'.D18]" office:value-type="float" office:value="0">
            <text:p>0</text:p>
          </table:table-cell>
          <table:table-cell table:style-name="ce53" table:formula="of:=[$'Budget Sheet'.F18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9]" office:value-type="float" office:value="0">
            <text:p>0</text:p>
          </table:table-cell>
          <table:table-cell table:style-name="ce51" table:formula="of:=[$'Budget Sheet'.B19]" office:value-type="date" office:date-value="1899-12-30">
            <text:p>30/12/1899</text:p>
          </table:table-cell>
          <table:table-cell table:style-name="ce46" table:formula="of:=[$'Budget Sheet'.D19]" office:value-type="float" office:value="0">
            <text:p>0</text:p>
          </table:table-cell>
          <table:table-cell table:style-name="ce53" table:formula="of:=[$'Budget Sheet'.F19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0]" office:value-type="float" office:value="0">
            <text:p>0</text:p>
          </table:table-cell>
          <table:table-cell table:style-name="ce51" table:formula="of:=[$'Budget Sheet'.B20]" office:value-type="date" office:date-value="1899-12-30">
            <text:p>30/12/1899</text:p>
          </table:table-cell>
          <table:table-cell table:style-name="ce46" table:formula="of:=[$'Budget Sheet'.D20]" office:value-type="float" office:value="0">
            <text:p>0</text:p>
          </table:table-cell>
          <table:table-cell table:style-name="ce53" table:formula="of:=[$'Budget Sheet'.F20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1]" office:value-type="float" office:value="0">
            <text:p>0</text:p>
          </table:table-cell>
          <table:table-cell table:style-name="ce51" table:formula="of:=[$'Budget Sheet'.B21]" office:value-type="date" office:date-value="1899-12-30">
            <text:p>30/12/1899</text:p>
          </table:table-cell>
          <table:table-cell table:style-name="ce46" table:formula="of:=[$'Budget Sheet'.D21]" office:value-type="float" office:value="0">
            <text:p>0</text:p>
          </table:table-cell>
          <table:table-cell table:style-name="ce53" table:formula="of:=[$'Budget Sheet'.F21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2]" office:value-type="float" office:value="0">
            <text:p>0</text:p>
          </table:table-cell>
          <table:table-cell table:style-name="ce51" table:formula="of:=[$'Budget Sheet'.B22]" office:value-type="date" office:date-value="1899-12-30">
            <text:p>30/12/1899</text:p>
          </table:table-cell>
          <table:table-cell table:style-name="ce46" table:formula="of:=[$'Budget Sheet'.D22]" office:value-type="float" office:value="0">
            <text:p>0</text:p>
          </table:table-cell>
          <table:table-cell table:style-name="ce53" table:formula="of:=[$'Budget Sheet'.F22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3]" office:value-type="float" office:value="0">
            <text:p>0</text:p>
          </table:table-cell>
          <table:table-cell table:style-name="ce51" table:formula="of:=[$'Budget Sheet'.B23]" office:value-type="date" office:date-value="1899-12-30">
            <text:p>30/12/1899</text:p>
          </table:table-cell>
          <table:table-cell table:style-name="ce46" table:formula="of:=[$'Budget Sheet'.D23]" office:value-type="float" office:value="0">
            <text:p>0</text:p>
          </table:table-cell>
          <table:table-cell table:style-name="ce53" table:formula="of:=[$'Budget Sheet'.F23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4]" office:value-type="float" office:value="0">
            <text:p>0</text:p>
          </table:table-cell>
          <table:table-cell table:style-name="ce51" table:formula="of:=[$'Budget Sheet'.B24]" office:value-type="date" office:date-value="1899-12-30">
            <text:p>30/12/1899</text:p>
          </table:table-cell>
          <table:table-cell table:style-name="ce46" table:formula="of:=[$'Budget Sheet'.D24]" office:value-type="float" office:value="0">
            <text:p>0</text:p>
          </table:table-cell>
          <table:table-cell table:style-name="ce53" table:formula="of:=[$'Budget Sheet'.F24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5]" office:value-type="float" office:value="0">
            <text:p>0</text:p>
          </table:table-cell>
          <table:table-cell table:style-name="ce46"/>
          <table:table-cell table:style-name="ce46" table:formula="of:=[$'Budget Sheet'.D25]" office:value-type="float" office:value="0">
            <text:p>0</text:p>
          </table:table-cell>
          <table:table-cell table:style-name="ce53" table:formula="of:=[$'Budget Sheet'.F25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2" table:default-cell-style-name="ce48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1" table:number-columns-repeated="1019" table:default-cell-style-name="Excel_20_Built-in_20_Normal"/>
        <table:table-row table:style-name="ro6">
          <table:table-cell office:value-type="string">
            <text:p>Home Names</text:p>
          </table:table-cell>
          <table:table-cell/>
          <table:table-cell office:value-type="string">
            <text:p>Supplier Names - Mainland</text:p>
          </table:table-cell>
          <table:table-cell/>
          <table:table-cell office:value-type="string">
            <text:p>Supplier Names - N.i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lexandra House</text:p>
          </table:table-cell>
          <table:table-cell/>
          <table:table-cell table:style-name="ce50" office:value-type="string">
            <text:p>Bookers (consolidated)</text:p>
          </table:table-cell>
          <table:table-cell/>
          <table:table-cell table:style-name="ce50" office:value-type="string">
            <text:p>Henderson Food Service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shwood</text:p>
          </table:table-cell>
          <table:table-cell/>
          <table:table-cell table:style-name="ce50" office:value-type="string">
            <text:p>The Service Directory / Brakes</text:p>
          </table:table-cell>
          <table:table-cell/>
          <table:table-cell table:style-name="ce50" office:value-type="string">
            <text:p>McAtamney's Butcher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ennett Lodge </text:p>
          </table:table-cell>
          <table:table-cell/>
          <table:table-cell table:style-name="ce50" office:value-type="string">
            <text:p>Fresh Direct</text:p>
          </table:table-cell>
          <table:table-cell/>
          <table:table-cell table:style-name="ce50"/>
          <table:table-cell table:number-columns-repeated="1019"/>
        </table:table-row>
        <table:table-row table:style-name="ro7">
          <table:table-cell table:style-name="ce49" office:value-type="string">
            <text:p>Blackthorns</text:p>
          </table:table-cell>
          <table:table-cell/>
          <table:table-cell table:style-name="ce50" office:value-type="string">
            <text:p>IDC Ltd</text:p>
          </table:table-cell>
          <table:table-cell/>
          <table:table-cell table:style-name="ce50" office:value-type="string">
            <text:p>Palla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racebridge Court</text:p>
          </table:table-cell>
          <table:table-cell/>
          <table:table-cell table:style-name="ce50" office:value-type="string">
            <text:p>A.M. Cooper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mwell</text:p>
          </table:table-cell>
          <table:table-cell/>
          <table:table-cell table:style-name="ce50" office:value-type="string">
            <text:p>Amwell Fruit Company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ywood Gardens</text:p>
          </table:table-cell>
          <table:table-cell/>
          <table:table-cell table:style-name="ce50" office:value-type="string">
            <text:p>Arnold Dair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ewster House</text:p>
          </table:table-cell>
          <table:table-cell/>
          <table:table-cell table:style-name="ce50" office:value-type="string">
            <text:p>Barbican Suppl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oomhills</text:p>
          </table:table-cell>
          <table:table-cell/>
          <table:table-cell table:style-name="ce50" office:value-type="string">
            <text:p>Ben Curtis &amp; Ptn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ldwell Grange</text:p>
          </table:table-cell>
          <table:table-cell/>
          <table:table-cell table:style-name="ce50" office:value-type="string">
            <text:p>Biddle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rolyne House</text:p>
          </table:table-cell>
          <table:table-cell/>
          <table:table-cell table:style-name="ce50" office:value-type="string">
            <text:p>Bradmount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lmunds Court</text:p>
          </table:table-cell>
          <table:table-cell/>
          <table:table-cell table:style-name="ce50" office:value-type="string">
            <text:p>Charley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rry Tree Lodge</text:p>
          </table:table-cell>
          <table:table-cell/>
          <table:table-cell table:style-name="ce50" office:value-type="string">
            <text:p>Fisher and Woods (GC)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rowstone House</text:p>
          </table:table-cell>
          <table:table-cell/>
          <table:table-cell table:style-name="ce50" office:value-type="string">
            <text:p>Kirby &amp; Lewi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astham</text:p>
          </table:table-cell>
          <table:table-cell/>
          <table:table-cell table:style-name="ce50" office:value-type="string">
            <text:p>M &amp; J Butche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lizabeth House</text:p>
          </table:table-cell>
          <table:table-cell/>
          <table:table-cell table:style-name="ce50" office:value-type="string">
            <text:p>NF Colli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velyn May House</text:p>
          </table:table-cell>
          <table:table-cell/>
          <table:table-cell table:style-name="ce50" office:value-type="string">
            <text:p>R Hutchinson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our Acres</text:p>
          </table:table-cell>
          <table:table-cell/>
          <table:table-cell table:style-name="ce50" office:value-type="string">
            <text:p>SJM Fresh Produce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rank Foster House</text:p>
          </table:table-cell>
          <table:table-cell/>
          <table:table-cell table:style-name="ce50" office:value-type="string">
            <text:p>Traymoor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attison House</text:p>
          </table:table-cell>
          <table:table-cell/>
          <table:table-cell table:style-name="ce50" office:value-type="string">
            <text:p>Victoria Quality Meat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reenbanks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ero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ighview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umfre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Iv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Jubile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Kathry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ncaster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ureat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therla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wood Manor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ibert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ganberr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ng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 Furlong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er Meado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delayn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un 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emor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ill House Nursing Hom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ulberr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ld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rchard Blyth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arwick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itham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edbo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da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wena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ilvanna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 Michaels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afford Hall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allis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he Gran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ater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estwood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hitecrof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mill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sde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oodbury Court</text:p>
          </table:table-cell>
          <table:table-cell table:number-columns-repeated="1023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Budget Sheet'.$A$1" table:cell-range-address="$Workings.$C$1:.$C$21"/>
        </table:named-expressions>
      </table:table>
      <table:named-expressions/>
      <table:database-ranges>
        <table:database-range table:name="_xlnm._FilterDatabase" table:target-range-address="Workings.C1:Workings.C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5">25/01/2023</text:date>, <text:time>14:3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25T14:32:08.81</dc:date>
    <meta:generator>OpenOffice/4.1.13$Win32 OpenOffice.org_project/4113m1$Build-9810</meta:generator>
    <meta:editing-duration>PT1M46S</meta:editing-duration>
    <meta:editing-cycles>1</meta:editing-cycles>
    <meta:document-statistic meta:table-count="3" meta:cell-count="266" meta:object-count="1"/>
  </office:meta>
</office:document-meta>
</file>